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0e490"/>
    </style:style>
    <style:style style:name="P2" style:family="paragraph" style:parent-style-name="Standard">
      <style:text-properties fo:font-size="14pt" fo:font-weight="bold" officeooo:paragraph-rsid="0000e490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00e490"/>
    </style:style>
    <style:style style:name="P4" style:family="paragraph" style:parent-style-name="Standard">
      <style:text-properties officeooo:rsid="0007fd8f" officeooo:paragraph-rsid="0007fd8f"/>
    </style:style>
    <style:style style:name="T1" style:family="text">
      <style:text-properties officeooo:rsid="0000e490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07fd8f" style:font-size-asian="13pt" style:font-weight-asian="bold" style:font-size-complex="13pt" style:font-weight-complex="bold"/>
    </style:style>
    <style:style style:name="T4" style:family="text">
      <style:text-properties officeooo:rsid="0007fd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D<text:tab/><text:tab/><text:tab/><text:tab/><text:tab/><text:tab/><text:tab/> <text:s text:c="5"/></text:p>
      <text:p text:style-name="P1"><text:tab/><text:span text:style-name="T2">Practica 1- Problema de </text:span><text:span text:style-name="T3">los fumadores</text:span></text:p>
      <text:p text:style-name="P1"><text:tab/></text:p>
      <text:p text:style-name="P1"><text:tab/>Descripción <text:span text:style-name="T1">semáforos</text:span></text:p>
      <text:p text:style-name="P1"/>
      <text:p text:style-name="P1">-<text:span text:style-name="T4">Semaphore mostrador_vacio=1</text:span></text:p>
      <text:p text:style-name="P1"/>
      <text:p text:style-name="P4">Este es el semáforo más sencillo de la solución propuesta. Consiste en un semáforo que utilizan todas las hebras y que indica si hay un elemento en el mostrador (valor=0) o si esta vacio (valor=1).</text:p>
      <text:p text:style-name="P4">Evidentemente comienza inicializado a 1 ya que el mostrador empieza vacío. Cada vez que el estanquero produzca un elemento pasará por un wait para comprobar que el mostrador está vacío y en dicho momento el valor será 0 hasta que se realice un sem_signal por parte del fumador que corresponda. Sólo el estanquero realiza wait sobre este semáforo y sólo los fumadores realizan signal.</text:p>
      <text:p text:style-name="P1"/>
      <text:p text:style-name="P4">-Semaphore fumador[3]</text:p>
      <text:p text:style-name="P4"/>
      <text:p text:style-name="P4">Se trata de un array de 3 semáforos inicializados a 0 que impiden que los fumadores fumen hasta que el estanquero no produzca el ingrediente que necesitan. Una vez producido se realiza un sem_signal sólo al semáforo correspondiente con dicho ingrediente. El fumador que se encuentra en un wait siempre que no esté fumando ya recibirá dicho signal para empezar a fumar volviendo a bloquearse tras dicha acción hasta el siguiente signal.</text:p>
      <text:p text:style-name="P4">Es decir sólo la hebra_fumador(i) realizará wait al semáforo fumador[i] y sólo la hebra del estanquero realizará los signals a los 3 semáforos de fumad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1:14:36.292820042</meta:creation-date>
    <dc:date>2019-10-10T11:23:24.724409280</dc:date>
    <meta:editing-duration>PT17S</meta:editing-duration>
    <meta:editing-cycles>1</meta:editing-cycles>
    <meta:document-statistic meta:table-count="0" meta:image-count="0" meta:object-count="0" meta:page-count="1" meta:paragraph-count="10" meta:word-count="209" meta:character-count="1294" meta:non-whitespace-character-count="1078"/>
    <meta:generator>LibreOffice/6.0.3.2$Linux_X86_64 LibreOffice_project/00m0$Build-2</meta:generator>
  </office:meta>
</office:document-meta>
</file>